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1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svg:stroke-color="#9999ff" draw:fill="none" draw:textarea-vertical-align="middl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8" style:family="graphic" style:parent-style-name="standard">
      <style:graphic-properties svg:stroke-color="#ff3333" draw:fill-color="#ff9999" draw:textarea-horizontal-align="justify" draw:textarea-vertical-align="middle" draw:auto-grow-height="false" fo:min-height="0.704cm" fo:min-width="0cm"/>
    </style:style>
    <style:style style:name="gr9" style:family="graphic" style:parent-style-name="standard">
      <style:graphic-properties svg:stroke-color="#ff3333" draw:fill-color="#ff9999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25cm"/>
    </style:style>
    <style:style style:name="gr13" style:family="graphic" style:parent-style-name="standard">
      <style:graphic-properties svg:stroke-color="#ff3333" draw:fill-color="#ff9999" draw:textarea-horizontal-align="justify" draw:textarea-vertical-align="middle" draw:auto-grow-height="false" fo:min-height="2.228cm" fo:min-width="0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36cm" fo:min-width="0cm"/>
    </style:style>
    <style:style style:name="gr15" style:family="graphic" style:parent-style-name="standard">
      <style:graphic-properties svg:stroke-color="#ff3333" draw:fill-color="#ff9999" draw:textarea-horizontal-align="justify" draw:textarea-vertical-align="middle" draw:auto-grow-height="false" fo:min-height="1.782cm" fo:min-width="0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0.739cm" fo:min-width="0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377cm" fo:min-width="0cm"/>
    </style:style>
    <style:style style:name="gr19" style:family="graphic" style:parent-style-name="standard">
      <style:graphic-properties draw:stroke="none" svg:stroke-color="#000000" draw:fill="none" draw:fill-color="#ffffff" fo:min-height="0.358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725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left="0cm" fo:margin-right="0cm" fo:text-indent="0cm">
        <style:tab-stops/>
      </style:paragraph-properties>
    </style:style>
    <style:style style:name="P9" style:family="paragraph">
      <style:paragraph-properties>
        <style:tab-stops>
          <style:tab-stop style:position="5.867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fo:font-size="11pt" style:font-size-asian="11pt" style:font-size-complex="11pt"/>
    </style:style>
    <style:style style:name="P11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37cm" svg:x="6.575cm" svg:y="11.4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31cm" svg:y1="11.808cm" svg:x2="12.956cm" svg:y2="11.808cm">
          <text:p/>
        </draw:line>
        <draw:line draw:style-name="gr3" draw:text-style-name="P2" draw:layer="layout" svg:x1="2.061cm" svg:y1="13.52cm" svg:x2="11.654cm" svg:y2="13.52cm">
          <text:p/>
        </draw:line>
        <draw:frame draw:style-name="gr4" draw:text-style-name="P3" draw:layer="layout" svg:width="1.169cm" svg:height="0.851cm" svg:x="1.381cm" svg:y="9.972cm">
          <draw:text-box>
            <text:p><text:span text:style-name="T1">6 / </text:span><text:span text:style-name="T1">8</text:span></text:p>
          </draw:text-box>
        </draw:frame>
        <draw:line draw:style-name="gr5" draw:text-style-name="P2" draw:layer="layout" svg:x1="7.18cm" svg:y1="11.239cm" svg:x2="4.928cm" svg:y2="13.586cm">
          <text:p/>
        </draw:line>
        <draw:line draw:style-name="gr6" draw:text-style-name="P2" draw:layer="layout" svg:x1="7.181cm" svg:y1="8.739cm" svg:x2="5.055cm" svg:y2="10.919cm">
          <text:p/>
        </draw:line>
        <draw:line draw:style-name="gr6" draw:text-style-name="P2" draw:layer="layout" svg:x1="9.982cm" svg:y1="8.739cm" svg:x2="7.849cm" svg:y2="10.919cm">
          <text:p/>
        </draw:line>
        <draw:line draw:style-name="gr6" draw:text-style-name="P2" draw:layer="layout" svg:x1="3.717cm" svg:y1="9.308cm" svg:x2="9.432cm" svg:y2="9.308cm">
          <text:p/>
        </draw:line>
        <draw:custom-shape draw:style-name="gr7" draw:text-style-name="P4" draw:layer="layout" svg:width="0.127cm" svg:height="1.315cm" svg:x="3.939cm" svg:y="10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955cm" svg:y="12.5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762cm" svg:x="4.937cm" svg:y="10.09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66cm" svg:y1="10.919cm" svg:x2="7.908cm" svg:y2="10.919cm">
          <text:p/>
        </draw:line>
        <draw:line draw:style-name="gr6" draw:text-style-name="P2" draw:layer="layout" svg:x1="4.281cm" svg:y1="11.539cm" svg:x2="2.155cm" svg:y2="13.719cm">
          <text:p/>
        </draw:line>
        <draw:frame draw:style-name="gr11" draw:text-style-name="P6" draw:layer="layout" svg:width="4.268cm" svg:height="2.096cm" svg:x="9.305cm" svg:y="1.698cm">
          <draw:text-box>
            <text:p><text:span text:style-name="T2"><text:s text:c="4"/></text:span><text:span text:style-name="T2">[ 1, 1, 6 ],</text:span></text:p>
            <text:p><text:span text:style-name="T2"><text:s text:c="4"/></text:span><text:span text:style-name="T2">[ 1, 0, 8 ],</text:span></text:p>
            <text:p><text:span text:style-name="T2"><text:s text:c="4"/></text:span><text:span text:style-name="T2">[ 0, 1, 5 ],</text:span></text:p>
            <text:p><text:span text:style-name="T2"><text:s text:c="4"/></text:span><text:span text:style-name="T2">[ 0, 0, 2 ]</text:span></text:p>
          </draw:text-box>
        </draw:frame>
        <draw:frame draw:style-name="gr12" draw:text-style-name="P10" draw:layer="layout" svg:width="5.411cm" svg:height="3.275cm" svg:x="10.067cm" svg:y="6.334cm">
          <draw:text-box>
            <text:p text:style-name="P7"><text:span text:style-name="T2">bar</text:span><text:span text:style-name="T2"><text:tab/></text:span><text:span text:style-name="T2"><text:tab/></text:span><text:span text:style-name="T2">pivoting</text:span></text:p>
            <text:p text:style-name="P7"><text:span text:style-name="T2"><text:s/></text:span><text:span text:style-name="T2">c1 c2 h</text:span><text:span text:style-name="T2"><text:tab/></text:span><text:span text:style-name="T2"> </text:span><text:span text:style-name="T2">x, y, z, v-idx </text:span></text:p>
            <text:p text:style-name="P7"><text:span text:style-name="T2">[ 1, 1, 6 ],</text:span><text:span text:style-name="T2"><text:tab/></text:span><text:span text:style-name="T2">[1, 1, 1, [0] ]</text:span></text:p>
            <text:p text:style-name="P7"><text:span text:style-name="T2">[ 0, 1, 5 ],</text:span><text:span text:style-name="T2"><text:tab/></text:span><text:span text:style-name="T2">[1, 1, 0, [2] ]</text:span></text:p>
            <text:p text:style-name="P8"><text:span text:style-name="T2">[ 1, 0, 8 ],</text:span><text:span text:style-name="T2"><text:tab/></text:span><text:span text:style-name="T2">[1, 0, 1, [1] ]</text:span></text:p>
            <text:p text:style-name="P7"><text:span text:style-name="T2">[ 0, 0, 2 ],</text:span><text:span text:style-name="T2"><text:tab/></text:span><text:span text:style-name="T2">[1, 0, 0, [3] ]</text:span></text:p>
            <text:p text:style-name="P9"><text:span text:style-name="T2"/></text:p>
          </draw:text-box>
        </draw:frame>
        <draw:line draw:style-name="gr2" draw:text-style-name="P2" draw:layer="layout" svg:x1="6.638cm" svg:y1="10.881cm" svg:x2="6.638cm" svg:y2="8.087cm">
          <text:p/>
        </draw:line>
        <draw:line draw:style-name="gr2" draw:text-style-name="P2" draw:layer="layout" svg:x1="6.665cm" svg:y1="8.068cm" svg:x2="10.067cm" svg:y2="8.077cm">
          <text:p/>
        </draw:line>
        <draw:line draw:style-name="gr2" draw:text-style-name="P2" draw:layer="layout" svg:x1="4.987cm" svg:y1="11.77cm" svg:x2="4.987cm" svg:y2="9.738cm">
          <text:p/>
        </draw:line>
        <draw:line draw:style-name="gr2" draw:text-style-name="P2" draw:layer="layout" svg:x1="2.447cm" svg:y1="14.818cm" svg:x2="2.447cm" svg:y2="7.833cm">
          <text:p/>
        </draw:line>
        <draw:line draw:style-name="gr2" draw:text-style-name="P2" draw:layer="layout" svg:x1="4.987cm" svg:y1="9.738cm" svg:x2="6.638cm" svg:y2="7.96cm">
          <text:p/>
        </draw:line>
        <draw:custom-shape draw:style-name="gr13" draw:text-style-name="P5" draw:layer="layout" svg:width="0.127cm" svg:height="2.478cm" svg:x="2.315cm" svg:y="8.44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19cm" svg:y1="8.976cm" svg:x2="2.193cm" svg:y2="11.156cm">
          <text:p/>
        </draw:line>
        <draw:line draw:style-name="gr2" draw:text-style-name="P2" draw:layer="layout" svg:x1="2.266cm" svg:y1="9.632cm" svg:x2="3.917cm" svg:y2="7.854cm">
          <text:p/>
        </draw:line>
        <draw:frame draw:style-name="gr4" draw:text-style-name="P3" draw:layer="layout" svg:width="1.169cm" svg:height="0.851cm" svg:x="3.413cm" svg:y="12.004cm">
          <draw:text-box>
            <text:p><text:span text:style-name="T1">5 / 2</text:span></text:p>
          </draw:text-box>
        </draw:frame>
        <draw:frame draw:style-name="gr4" draw:text-style-name="P3" draw:layer="layout" svg:width="1.169cm" svg:height="0.851cm" svg:x="4.81cm" svg:y="9.972cm">
          <draw:text-box>
            <text:p><text:span text:style-name="T1">6</text:span></text:p>
          </draw:text-box>
        </draw:frame>
        <draw:frame draw:style-name="gr4" draw:text-style-name="P3" draw:layer="layout" svg:width="1.169cm" svg:height="0.851cm" svg:x="4.937cm" svg:y="12.639cm">
          <draw:text-box>
            <text:p><text:span text:style-name="T1">8</text:span></text:p>
          </draw:text-box>
        </draw:frame>
        <draw:custom-shape draw:style-name="gr14" draw:text-style-name="P4" draw:layer="layout" svg:width="0.127cm" svg:height="0.486cm" svg:x="6.59cm" svg:y="8.82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715cm" svg:y="8.82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6.689cm" svg:y="11.407cm">
          <draw:text-box>
            <text:p><text:span text:style-name="T1">2</text:span></text:p>
          </draw:text-box>
        </draw:frame>
        <draw:custom-shape draw:style-name="gr15" draw:text-style-name="P5" draw:layer="layout" svg:width="0.127cm" svg:height="2.032cm" svg:x="6.588cm" svg:y="1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6.588cm" svg:y="3.6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8.239cm" svg:y="1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8.239cm" svg:y="3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8.239cm" svg:y="2.5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8.239cm" svg:y="4.26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6.461cm" svg:y="2.308cm">
          <draw:text-box>
            <text:p><text:span text:style-name="T1">6 + 8</text:span></text:p>
          </draw:text-box>
        </draw:frame>
        <draw:frame draw:style-name="gr19" draw:text-style-name="P3" draw:layer="layout" svg:width="1.169cm" svg:height="0.608cm" svg:x="6.488cm" svg:y="4.075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8.213cm" svg:y="1.508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8.213cm" svg:y="2.524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8.213cm" svg:y="4.175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8.239cm" svg:y="3.413cm">
          <draw:text-box>
            <text:p><text:span text:style-name="T1">8</text:span></text:p>
          </draw:text-box>
        </draw:frame>
        <draw:frame draw:style-name="gr20" draw:text-style-name="P10" draw:layer="layout" svg:width="6.117cm" svg:height="2.975cm" svg:x="1.106cm" svg:y="4.81cm">
          <draw:text-box>
            <text:p text:style-name="P7"><text:span text:style-name="T2">bar</text:span><text:span text:style-name="T2"><text:tab/></text:span><text:span text:style-name="T2"><text:tab/></text:span><text:span text:style-name="T2">pivoting</text:span></text:p>
            <text:p text:style-name="P7"><text:span text:style-name="T2"><text:s/></text:span><text:span text:style-name="T2">c1 c2 h</text:span><text:span text:style-name="T2"><text:tab/></text:span><text:span text:style-name="T2"> <text:s/>x, y, <text:s text:c="5"/>z, <text:s/>v-idx </text:span></text:p>
            <text:p text:style-name="P7"><text:span text:style-name="T2">[ 1, 1, 6 ],</text:span><text:span text:style-name="T2"><text:tab/></text:span><text:span text:style-name="T2">[ 0, 1/0, <text:s/>1, <text:s/>[0] ]</text:span></text:p>
            <text:p text:style-name="P7"><text:span text:style-name="T2">[ 1, 0, 8 ],</text:span><text:span text:style-name="T2"><text:tab/></text:span><text:span text:style-name="T2">[ 0, 1/0, <text:s/>1, <text:s/>[1] ]</text:span></text:p>
            <text:p text:style-name="P8"><text:span text:style-name="T2">[ 0, 1, 5 ],</text:span><text:span text:style-name="T2"><text:tab/></text:span><text:span text:style-name="T2">[ 0, <text:s text:c="2"/>0, <text:s text:c="2"/>0, <text:s/>[2] ]</text:span></text:p>
            <text:p text:style-name="P7"><text:span text:style-name="T2">[ 0, 0, 2 ],</text:span><text:span text:style-name="T2"><text:tab/></text:span><text:span text:style-name="T2">[ 0, <text:s text:c="2"/>0, <text:s text:c="2"/>0, <text:s/>[3] ]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4.415cm" fo:margin-left="1cm" fo:margin-right="4.92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06T21:59:33.780989777</dc:date>
    <meta:editing-duration>PT2H37M27S</meta:editing-duration>
    <meta:editing-cycles>42</meta:editing-cycles>
    <meta:generator>LibreOffice/5.1.6.2$Linux_X86_64 LibreOffice_project/10m0$Build-2</meta:generator>
    <meta:document-statistic meta:object-count="62"/>
  </office:meta>
</office:document-meta>
</file>